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officeooo:paragraph-rsid="001f95db"/>
    </style:style>
    <style:style style:name="P2" style:family="paragraph" style:parent-style-name="Standard">
      <style:paragraph-properties fo:line-height="200%" fo:text-align="center" style:justify-single-word="false"/>
      <style:text-properties fo:font-size="24pt" officeooo:rsid="00206844" officeooo:paragraph-rsid="00206844" style:font-size-asian="21pt" style:font-size-complex="24pt"/>
    </style:style>
    <style:style style:name="P3" style:family="paragraph" style:parent-style-name="Standard">
      <style:paragraph-properties fo:line-height="200%" fo:text-align="center" style:justify-single-word="false">
        <style:tab-stops>
          <style:tab-stop style:position="2.3543in"/>
        </style:tab-stops>
      </style:paragraph-properties>
      <style:text-properties fo:font-size="18pt" officeooo:rsid="00206844" officeooo:paragraph-rsid="00206844" style:font-size-asian="15.75pt" style:font-size-complex="18pt"/>
    </style:style>
    <style:style style:name="P4" style:family="paragraph" style:parent-style-name="Standard">
      <style:paragraph-properties fo:line-height="200%"/>
      <style:text-properties officeooo:rsid="001f95db" officeooo:paragraph-rsid="001f95db"/>
    </style:style>
    <style:style style:name="P5" style:family="paragraph" style:parent-style-name="Standard">
      <style:paragraph-properties fo:line-height="200%"/>
      <style:text-properties officeooo:rsid="001f95db" officeooo:paragraph-rsid="0023a33a"/>
    </style:style>
    <style:style style:name="P6" style:family="paragraph" style:parent-style-name="Standard">
      <style:paragraph-properties fo:line-height="200%"/>
      <style:text-properties officeooo:rsid="001f95db" officeooo:paragraph-rsid="00265102"/>
    </style:style>
    <style:style style:name="P7" style:family="paragraph" style:parent-style-name="Standard">
      <style:paragraph-properties fo:line-height="200%" fo:break-before="page"/>
      <style:text-properties officeooo:rsid="001f95db" officeooo:paragraph-rsid="001f95db"/>
    </style:style>
    <style:style style:name="P8" style:family="paragraph" style:parent-style-name="Standard">
      <style:paragraph-properties fo:line-height="200%" fo:break-before="page"/>
      <style:text-properties officeooo:rsid="001f95db" officeooo:paragraph-rsid="0023a33a"/>
    </style:style>
    <style:style style:name="T1" style:family="text">
      <style:text-properties officeooo:rsid="001f95db"/>
    </style:style>
    <style:style style:name="T2" style:family="text">
      <style:text-properties officeooo:rsid="0023a33a"/>
    </style:style>
    <style:style style:name="T3" style:family="text">
      <style:text-properties officeooo:rsid="0024ddae"/>
    </style:style>
    <style:style style:name="T4" style:family="text">
      <style:text-properties officeooo:rsid="002651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ng Mozilla Open Badges through enhancing Lemonade Stand on OLPC XO laptops</text:p>
      <text:p text:style-name="P3">Fernando Ellis, Ian Furry, Ryan Stush, David Wilson</text:p>
      <text:p text:style-name="P3"/>
      <text:p text:style-name="P3"/>
      <text:p text:style-name="P3"/>
      <text:p text:style-name="P7"/>
      <text:p text:style-name="P6"><text:tab/><text:span text:style-name="T4">Mozilla, along with founding partners HASTAC and the MacArthur Foundation, combined funds and resources to start the Mozilla Open Badges project. </text:span></text:p>
      <text:p text:style-name="P6">HASTAC was founded in 2002 by Cathy N. Davidson and David Theo Goldberg under the belief that whether or not the current structure of education is outdated, as techonology increases humanity gradually becomes more digital, which in turn creates a rift between traditional learning and the representation of acquired skills. To counter this, they stress an open source approach to defining a new, sustainable, and flexible approach to learning <text:s/>application and recognition to match the evolving field of education. This approach is based on the input of all 9150 members of HASTAC. The information, events, and strategies on the site are posted by, commented on, and rated by a society of scholars dedicated to dissolve the border between the humanities and technology. The members of HASTAC hail from a variety of disciplines and degree levels, allowing for a broad plethora of viewpoints to consider as many points of view per subject considered as possible.</text:p>
      <text:p text:style-name="P5"><text:span text:style-name="T2"><text:tab/>The Mozilla open Badges project was created as a means of recognizing skills acquired outside the classroom. One can find basic </text:span>info about how badges work and what they represent <text:span text:style-name="T2">at openbadges.org</text:span>. Badges can be earned from many sources including job training, online learning, and volunteer programs. <text:span text:style-name="T2">Once earned, badges are put on display in each user's “backpack” at backpack.openbadges.org. </text:span>Links to one's backpack can be posted on an in<text:span text:style-name="T2">c</text:span>reasing number of social media sites, allowing for users to represent their accomplishments to future applications to jobs, colleges, user groups, and think tanks. <text:span text:style-name="T2">Badges are ope</text:span>n source <text:span text:style-name="T2">software</text:span>, <text:span text:style-name="T2">allowing for</text:span> any <text:span text:style-name="T2">and all</text:span> organization<text:span text:style-name="T2">s to</text:span> create, issue, and verify digital badges, and <text:span text:style-name="T2">encouraging all</text:span> user<text:span text:style-name="T2">s</text:span> <text:span text:style-name="T2">to</text:span> earn, manage, and display their badges on an ever-expanding web.<text:span text:style-name="T2"> Badges are already backed and being awarded</text:span> by NASA, the Smithsonian, Intel, the Girl Scouts and more. </text:p>
      <text:p text:style-name="P5"><text:tab/><text:span text:style-name="T3">The driving force behind the badges program is the potential for developments, and later improvement by programmers. </text:span>Being an open source project, the <text:span text:style-name="T2">underlying</text:span> code of Mozilla's open <text:soft-page-break/>badges is also able to be implemented and modified. The technical wiki provides information on getting started, links to the source code; staging, development, and production environments; descriptions of the design architecture, examples of page rendering, and notes on front end development. <text:span text:style-name="T2">Having these tools accessible is key to creating a large community of driven developers eager to implement this system and keep it running.</text:span><text:span text:style-name="T3"> When working on the badges software, programmers not only guide the platform to provide the service it is made to do, but also can gain recognition themselves for being a part of the system, a task badge-worthy in of itself.</text:span></text:p>
      <text:p text:style-name="P4"/>
      <text:p text:style-name="P1"><text:span text:style-name="T1">The paper speaks of the importance of badges in a diverging digital age and what everyone can do to aid in the effort to expand Open Badges or how to benefit from the recognition and fulfillment the entire system has to offer. The report speaks of four examples of learners, showing a wide variety of ways badges can benefit people, organizations, and communities. Wether one struggling to apply their extracurricular successes in high school, looking to show one's skills outside of a college degree that has little to nothing to offer, planning on moving and needs a way to carry over their community of recognition and support with them, or in need of representing themselves for a new job in a workforce that has greatly changed since they entered it. The Badge framework allows for multiple levels of badges to exist, with more respectable badges only awarded through an application system to maintin their professionality. Lower level badges can represent one's interest or entry-level status in a field in a way that wouldn't otherwise be able to be represented in a profressional standard.</text:span></text:p>
      <text:p text:style-name="P4"/>
      <text:p text:style-name="P4"><text:tab/></text:p>
      <text:p text:style-name="P4"/>
      <text:p text:style-name="P8">The Backpack URL where your badges are shown. This can be uploaded to or featured on a series of websites to demonstrate one's level of skill/education in various fields. Each badge has its information on display; Issuer details include the issuer Name, URL of the organization, and the name of the organization; Badge details include the badge name, a description of what the badge represents, and a link to the criteria one needed to accomplish to earn the badge; this information can be found for each badge by clicking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Ellis</meta:initial-creator>
    <meta:creation-date>2013-08-06T10:20:52</meta:creation-date>
    <dc:date>2013-08-06T16:20:48</dc:date>
    <dc:creator>Fernando Ellis</dc:creator>
    <meta:editing-duration>PT2H52M48S</meta:editing-duration>
    <meta:editing-cycles>5</meta:editing-cycles>
    <meta:generator>LibreOffice/3.6$Linux_X86_64 LibreOffice_project/360m1$Build-2</meta:generator>
    <meta:document-statistic meta:table-count="0" meta:image-count="0" meta:object-count="0" meta:page-count="4" meta:paragraph-count="9" meta:word-count="745" meta:character-count="4633" meta:non-whitespace-character-count="3889"/>
  </office:meta>
</office:document-meta>
</file>